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color="#ff0000" fo:font-size="72.000000000000000pt" fo:font-weight="normal"/>
    </style:style>
    <style:style style:name="T4" style:family="text">
      <style:text-properties fo:font-size="16.000000000000000pt" fo:font-weight="normal" style:text-position="sub"/>
    </style:style>
    <style:style style:name="T5" style:family="text"/>
    <style:style style:name="T6" style:family="text">
      <style:text-properties fo:font-size="72.000000000000000pt"/>
    </style:style>
    <style:style style:name="T7" style:family="text">
      <style:text-properties fo:font-size="16.000000000000000pt"/>
    </style:style>
    <style:style style:name="T8" style:family="text">
      <style:text-properties fo:font-size="16.000000000000000pt" style:text-position="sub"/>
    </style:style>
    <style:style style:name="T9" style:family="text">
      <style:text-properties fo:color="#ff0000" fo:font-size="72.000000000000000pt"/>
    </style:style>
    <style:style style:name="T10" style:family="text">
      <style:text-properties fo:color="#000cff" fo:font-size="72.000000000000000pt"/>
    </style:style>
    <style:style style:name="T11" style:family="text">
      <style:text-properties fo:font-weight="normal"/>
    </style:style>
    <style:style style:name="T12" style:family="text">
      <style:text-properties fo:color="#7c7c7c" fo:font-size="72.000000000000000pt" fo:font-weight="normal"/>
    </style:style>
    <style:style style:name="T13" style:family="text">
      <style:text-properties fo:font-size="16.000000000000000pt" fo:font-weight="normal" style:text-position="super"/>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color="#ff0000" fo:font-size="24.000000000000000pt"/>
    </style:style>
    <style:style style:name="T18" style:family="text">
      <style:text-properties fo:font-size="28.000000000000000pt" fo:font-weight="normal"/>
    </style:style>
    <style:style style:name="T19"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span text:style-name="T3">ॸ्ॸ ॸ्ढ</text:span></text:p>
      <text:p text:style-name="P1"><text:span text:style-name="T1">Replace fully (Devanagari KSsA, Sh</text:span><text:span text:style-name="T4">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4">R</text:span><text:span text:style-name="T1">a, TtTt</text:span><text:span text:style-name="T4">R</text:span><text:span text:style-name="T1">a, DdG</text:span><text:span text:style-name="T4">R</text:span><text:span text:style-name="T1">a)</text:span><text:span text:style-name="T5"><text:s/></text:span></text:p>
      <text:p text:style-name="P1"><text:span text:style-name="T1">Trigraph with Reph (ShC</text:span><text:span text:style-name="T4">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6">प्ट्र <text:s/>प्ट्र्य <text:s/>क्र्त</text:span></text:p>
      <text:p text:style-name="P1"><text:span text:style-name="T7">Open Ya (Kya, Ra+ZWJ+</text:span><text:span text:style-name="T8">V</text:span><text:span text:style-name="T7">+Ya)</text:span></text:p>
      <text:p text:style-name="P1"><text:span text:style-name="T6">क्य <text:s/>क्य्ल<text:s/></text:span><text:span text:style-name="T9"><text:s/></text:span><text:span text:style-name="T6">र‍्य <text:s/>र‍्य्व</text:span><text:span text:style-name="T9"><text:s text:c="2"/></text:span><text:span text:style-name="T10">र्य</text:span></text:p>
      <text:p text:style-name="P1"><text:span text:style-name="T1">Devanagari alternative SH forme (ShLa, ShVa, ShNa)</text:span></text:p>
      <text:p text:style-name="P1"><text:span text:style-name="T6">श्ल</text:span><text:span text:style-name="T9"><text:s/></text:span><text:span text:style-name="T6">श्व श्न</text:span></text:p>
      <text:p text:style-name="P1"><text:span text:style-name="T1">Devanagari Eyelash Ra (ISCII style mapping)</text:span></text:p>
      <text:p text:style-name="P1"><text:span text:style-name="T6">ऱ्ण र्‍</text:span></text:p>
      <text:p text:style-name="P1"><text:span text:style-name="T1">Devanagari diacritics</text:span><text:span text:style-name="T11"><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2">ड्ग्रॣ</text:span></text:p>
      <text:p text:style-name="P1"><text:span text:style-name="T1">Contextual Visarga</text:span><text:span text:style-name="T11"><text:s/></text:span></text:p>
      <text:p text:style-name="P2"><text:span text:style-name="T2">नरः <text:s/>तपःफलम् पःप</text:span></text:p>
      <text:p text:style-name="P1"><text:span text:style-name="T1">Devanagari Rakaar (K</text:span><text:span text:style-name="T4">R</text:span><text:span text:style-name="T1">a, P</text:span><text:span text:style-name="T4">R</text:span><text:span text:style-name="T1">aJnyaA)</text:span></text:p>
      <text:p text:style-name="P1"><text:span text:style-name="T2">क्रा <text:s/>प्रज्ञा प्र्ज्ञा</text:span></text:p>
      <text:p text:style-name="P1"><text:span text:style-name="T1">Devanagari Complex Combinations (</text:span><text:span text:style-name="T13">R</text:span><text:span text:style-name="T1">DMi)</text:span></text:p>
      <text:p text:style-name="P1"><text:span text:style-name="T2">र्द्मि</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text:span><text:span text:style-name="T17">e̊</text:span><text:span text:style-name="T16">B̸</text:span><text:span text:style-name="T17"><text:s/></text:span></text:p>
      <text:p text:style-name="P1"><text:span text:style-name="T1">Tamil rendering</text:span></text:p>
      <text:p text:style-name="P1"><text:span text:style-name="T18">எழுத்து வடிவங்களுக்கு வார்த்தைகள் மற்றும் வாக்கியங்கள் போலவே தொனி, ஒலி பண்பு, தன்மை உண்டு <text:s/>சீ ரீ ஶூ<text:s/></text:span></text:p>
      <text:p text:style-name="P1"><text:span text:style-name="T1">Tamil ReplaceAll (Kssa, Shrii)</text:span></text:p>
      <text:p text:style-name="P2"><text:span text:style-name="T18">க்ஷ ஶ்ரீ</text:span></text:p>
      <text:p text:style-name="P1"><text:span text:style-name="T1">Thai rendering</text:span></text:p>
      <text:p text:style-name="P1"><text:span text:style-name="T1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9">ﾤￂﾱￓￓￜﾻￜ, ￊﾩￆﾲￓﾤￜ ﾡￂﾢￓￆ ﾤￂﾡￂﾤￚﾤ ﾸￜﾵￜﾡￚￜ ﾤￂﾱￓ</text:span></text:p>
      <text:p text:style-name="P1"/>
      <text:p text:style-name="P1"><text:span text:style-name="T19">ㄴㅏㅁㅜㅜㅣㅋㅣ, ㅕㄹㅓㅂㅜㄴㅣ ㄱㅏㄲㅜㅓ ㄴㅏㄱㅏㄴㅡㄴ ㅈㅣㅅㅣㄱㅡㅣ ㄴㅏㅁㅜ</text:span></text:p>
      <text:p text:style-name="P3"><text:span text:style-name="T7">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7">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7">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7">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7">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5">CJK Baseline</text:span></text:p>
      <text:p text:style-name="P4"><text:span text:style-name="T7">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7">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Contents_204" style:display-name="Contents 4" style:family="paragraph">
      <style:paragraph-properties fo:margin-left="24.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Bibliography_20custom2" style:display-name="Bibliography custom2" style:family="paragraph"/>
    <style:style style:name="Bibliography_20custom1" style:display-name="Bibliography custom1" style:family="paragraph"/>
    <style:style style:name="Bibliography_20journal" style:display-name="Bibliography journal" style:family="paragraph"/>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Bibliography_20www" style:display-name="Bibliography www" style:family="paragraph"/>
    <style:style style:name="Endnote" style:display-name="Endnote" style:family="paragraph" style:next-style-nam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incollection" style:display-name="Bibliography incollection" style:family="paragraph"/>
    <style:style style:name="Contents_207" style:display-name="Contents 7" style:family="paragraph">
      <style:paragraph-properties fo:margin-left="48.000000000000000pt"/>
    </style:style>
    <style:style style:name="Bibliography_20custom4" style:display-name="Bibliography custom4" style:family="paragraph"/>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5" style:display-name="Contents 5" style:family="paragraph">
      <style:paragraph-properties fo:margin-left="32.000000000000000pt"/>
    </style:style>
    <style:style style:name="Footnote" style:display-name="Footnote" style:family="paragraph" style:next-style-nam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Bibliography_20mastersthesis" style:display-name="Bibliography mastersthesis" style:family="paragraph"/>
    <style:style style:name="Bibliography_20email" style:display-name="Bibliography email" style:family="paragraph"/>
    <style:style style:name="Bibliography_20unpublished" style:display-name="Bibliography unpublished" style:family="paragraph"/>
    <style:style style:name="Bibliography_20custom3" style:display-name="Bibliography custom3" style:family="paragraph"/>
    <style:style style:name="Bibliography_20booklet" style:display-name="Bibliography booklet" style:family="paragraph"/>
    <style:style style:name="Contents_203" style:display-name="Contents 3" style:family="paragraph">
      <style:paragraph-properties fo:margin-left="16.000000000000000pt"/>
    </style:style>
    <style:style style:name="Bibliography_20proceedings" style:display-name="Bibliography proceedings" style:family="paragraph"/>
    <style:style style:name="Bibliography_20book" style:display-name="Bibliography book" style:family="paragraph"/>
    <style:style style:name="Contents_206" style:display-name="Contents 6" style:family="paragraph">
      <style:paragraph-properties fo:margin-left="40.000000000000000pt"/>
    </style:style>
    <style:style style:name="Bibliography_20conference" style:display-name="Bibliography conference" style:family="paragraph"/>
    <style:style style:name="Bibliography_20misc" style:display-name="Bibliography misc" style:family="paragraph"/>
    <style:style style:name="Bibliography_20phdthesis" style:display-name="Bibliography phdthesis" style:family="paragraph"/>
    <style:style style:name="Alphabetical_20List" style:display-name="Alphabetical List" style:family="paragraph" style:list-style-name="L5">
      <style:text-properties fo:font-size="12.000000000000000pt"/>
    </style:style>
    <style:style style:name="Bibliography_20inproceedings" style:display-name="Bibliography inproceedings" style:family="paragraph"/>
    <style:style style:name="Bibliography_20manual" style:display-name="Bibliography manual" style:family="paragraph"/>
    <style:style style:name="Head_202" style:default-outline-level="2" style:display-name="Head 2" style:family="paragraph" style:next-style-name="Standard">
      <style:text-properties fo:font-size="16.000000000000000pt" fo:font-weight="bold"/>
    </style:style>
    <style:style style:name="Contents_209" style:display-name="Contents 9" style:family="paragraph">
      <style:paragraph-properties fo:margin-left="64.000000000000000pt"/>
    </style:style>
    <style:style style:name="Bibliography_20techreport" style:display-name="Bibliography techreport" style:family="paragraph"/>
    <style:style style:name="Bibliography_20custom5" style:display-name="Bibliography custom5" style:family="paragraph"/>
    <style:style style:name="Bibliography_20inbook" style:display-name="Bibliography inbook"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76</meta:editing-cycles>
    <dc:date>2026-02-28T05:53:54</dc:date>
    <meta:creation-date>2008-08-22T11:41:04</meta:creation-date>
    <dc:creator>Toꝛvald</dc:creator>
  </office:meta>
</office:document-meta>
</file>